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8652" officeooo:paragraph-rsid="000486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 pourcentage de Sable/Limon/Argile dans le sol reste en accord avec l'horizon prélevé <text:s/>(A2) qui avait une dominance de limon et sable (ici, sable fins et limons grossiers). L'endroit du prélèvemet est un sol profond avec une dominance limoneux-sableux (01 - Géologie du département de l’Ain / Caractéristiques des sols de Dombes - Synagri.com [sans date]) L'endroit prélevé correspond exactement au type 1a du document : il s'agit d'un sol bru avec des limon et faiblement de l'argile ; complètement en concordance avec les résultats obtenus lors du TP granulométrie.</text:p>
      <text:p text:style-name="P1">Il y a faiblement de l'argile à cause d'un lessivage des argiles du fait d'un pH bas. Or le pH-eau du sol est de 7.33, ce qui veut dire qu'il a été enrichi en carbonate de calcium, mais l'argile lessivé s'est accumulé ailleurs, dans des horizons inférieurs.</text:p>
      <text:p text:style-name="P1"/>
      <text:p text:style-name="P1">01 - Géologie du département de l’Ain / Caractéristiques des sols de Dombes - Synagri.com. [en ligne]. Disponible sur : http://rhone-alpes.synagri.com/portail/01---geologie-du-departement-de-l-ain-caracteristiques-des-sols-de-dombes [Consulté le 28 novembre 2017]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09:30:37.227133254</meta:creation-date>
    <dc:date>2017-12-11T09:33:44.734669446</dc:date>
    <meta:editing-duration>PT3M7S</meta:editing-duration>
    <meta:editing-cycles>1</meta:editing-cycles>
    <meta:document-statistic meta:table-count="0" meta:image-count="0" meta:object-count="0" meta:page-count="1" meta:paragraph-count="3" meta:word-count="164" meta:character-count="1091" meta:non-whitespace-character-count="930"/>
    <meta:generator>LibreOffice/5.3.7.2.0$Linux_X86_64 LibreOffice_project/30m0$Build-2</meta:generator>
  </office:meta>
</office:document-meta>
</file>